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9*" fo:start-indent="0in" fo:end-indent="0.125in"/>
          <style:column xmlns:fo="urn:oasis:names:tc:opendocument:xmlns:xsl-fo-compatible:1.0" xmlns:style="urn:oasis:names:tc:opendocument:xmlns:style:1.0" style:rel-width="3.883859*"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Secondary_.bgt_TitleMain_scrBook">Sikeigna Na Letasi Nigna</text:p>
        <text:p text:style-name="TitleMain_scrBook"><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bgt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bgt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bgt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bgt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bgt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bgt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bgt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bgt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bgt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bgt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bgt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bgt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bgt_Paragraph_scrSection_columns_scrBook">15</text:span><text:span text:style-name="span_.bgt_Paragraph_scrSection_columns_scrBook">Keana ikageeni, na havimiu keda pukuni tabu, eigna a God ke vahighamu ke tabu. </text:span><text:span text:style-name="VerseNumber_.bgt_Paragraph_scrSection_columns_scrBook">16</text:span><text:span text:style-name="span_.bgt_Paragraph_scrSection_columns_scrBook">A God ke velea tadia na komi Rioriso ke Tabu, “Oti mono tabu eigna inau ku tabu.”</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bgt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bgt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bgt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bgt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bgt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bgt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bgt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bgt_Paragraph_scrSection_columns_scrBook">24</text:span><text:span text:style-name="span_.bgt_Paragraph_scrSection_columns_scrBook">Na komi Rioriso ke Tabu kena velea,</text:span></text:p>
          <text:p text:style-name="Line1_scrSection_columns_scrBook"><text:span text:style-name="span_.bgt_Line1_scrSection_columns_scrBook">“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bgt_Line1_scrSection_columns_scrBook">25</text:span><text:span text:style-name="span_.bgt_Line1_scrSection_columns_scrBook">kari na haghoregna a Lod ke mono thovohaliu.”</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_scrSection_columns_scrBook">2</text:span><text:span text:style-name="VerseNumber_.bgt_Paragraph_scrSection_columns_scrBook">1</text:span><text:span text:style-name="span_.bgt_Paragraph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bgt_Paragraph_scrSection_columns_scrBook">2</text:span><text:span text:style-name="span_.bgt_Paragraph_scrSection_columns_scrBook">Oti vaghagna na komi meomeo kena eu havi kena rofo mena haga susuu ghadia. Oti rofo eigna na haghoregna a God eigna nimiu na vaututuni keda heta, ma a God keda vahavighamu. </text:span><text:span text:style-name="VerseNumber_.bgt_Paragraph_scrSection_columns_scrBook">3</text:span><text:span text:style-name="span_.bgt_Paragraph_scrSection_columns_scrBook">Oti eia vaghagna iaani eigna koti reghia ghohi kori havimiu a Lod ke eia na komi fata ke toke vanighamu.</text:span></text:p>
          <text:p text:style-name="Paragraph_scrSection_columns_scrBook"><text:span text:style-name="VerseNumber_.bgt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bgt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bgt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bgt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Na ghahira kena boi magnahaghinia mara kena agutu vathe,</text:span></text:p>
          <text:p text:style-name="Line1_scrSection_columns_scrBook"><text:span text:style-name="span_.bgt_Line1_scrSection_columns_scrBook">ikageeni na ghahira iaani na naghoi ghahira kori hidigna na vathe.”</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bgt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Iaani na ghahira ke vapejuraghinira na komi tinoni ke sethe eigna kedana sikili.”</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bgt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bgt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bgt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bgt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bgt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bgt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bgt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bgt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bgt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bgt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bgt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bgt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bgt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bgt_Paragraph_scrSection_columns_scrBook">22</text:span><text:span text:style-name="span_.bgt_Paragraph_scrSection_columns_scrBook">A Krais ke boi eia sa koakoa me teo sa piapilau ke au mai kori livogna. </text:span><text:span text:style-name="VerseNumber_.bgt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bgt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bgt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_scrSection_columns_scrBook">3</text:span><text:span text:style-name="VerseNumber_.bgt_Paragraph_scrSection_columns_scrBook">1</text:span><text:span text:style-name="span_.bgt_Paragraph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bgt_Paragraph_scrSection_columns_scrBook">2</text:span><text:span text:style-name="span_.bgt_Paragraph_scrSection_columns_scrBook">eigna imarea kedana reghi leghua na puhimiu ke jino mena reghia mua ighamu koti ghaghana bohea a God. </text:span><text:span text:style-name="VerseNumber_.bgt_Paragraph_scrSection_columns_scrBook">3</text:span><text:span text:style-name="span_.bgt_Paragraph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bgt_Paragraph_scrSection_columns_scrBook">4</text:span><text:span text:style-name="span_.bgt_Paragraph_scrSection_columns_scrBook">Na fata ke nagho keda vatoetokelaghagna na dodoromiu, na hava keda au mai kori havimiu. Na mono taluleghu ma na mono bughoro, e rua na fata ke ulaghagna thovohaliu ma a God ke toatogha ke nagho vano. </text:span><text:span text:style-name="VerseNumber_.bgt_Paragraph_scrSection_columns_scrBook">5</text:span><text:span text:style-name="span_.bgt_Paragraph_scrSection_columns_scrBook">I hau na koi vaivine kena maimanihihia a God mena vaututunia imanea keda eia na hava ke taluhaghorea, iira kena vatoetokelaghagna na dodorodia kori puhi iangeni. Iira kena leghua na haghoredia ara taudia. </text:span><text:span text:style-name="VerseNumber_.bgt_Paragraph_scrSection_columns_scrBook">6</text:span><text:span text:style-name="span_.bgt_Paragraph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bgt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bgt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bgt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bgt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bgt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bgt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bgt_Paragraph_scrSection_columns_scrBook">13</text:span><text:span text:style-name="span_.bgt_Paragraph_scrSection_columns_scrBook">Gi kotida agutu heta bali eia na komi fata ke toke, da teo ahai keda vaparaghamu. </text:span><text:span text:style-name="VerseNumber_.bgt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bgt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bgt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bgt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bgt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bgt_Paragraph_scrSection_columns_scrBook">19</text:span><text:span text:style-name="span_.bgt_Paragraph_scrSection_columns_scrBook">Mi kori nigna na mana na Tarunga ke Tabu, a Krais ke vano me titiono tadia na komi tarunga kena mono kori meleha papara. </text:span><text:span text:style-name="VerseNumber_.bgt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bgt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bgt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_scrSection_columns_scrBook">4</text:span><text:span text:style-name="VerseNumber_.bgt_Paragraph_scrSection_columns_scrBook">1</text:span><text:span text:style-name="span_.bgt_Paragraph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bgt_Paragraph_scrSection_columns_scrBook">2</text:span><text:span text:style-name="span_.bgt_Paragraph_scrSection_columns_scrBook">Imanea ke taveti sania na koakoa eigna keda boi leghua mua nigna na komi vanohehe ke dika kori vido ke talu havi mua kori maramagna. Keana imanea keda leghua vamua nigna na vanohehe a God. </text:span><text:span text:style-name="VerseNumber_.bgt_Paragraph_scrSection_columns_scrBook">3</text:span><text:span text:style-name="span_.bgt_Paragraph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bgt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bgt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bgt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bgt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bgt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bgt_Paragraph_scrSection_columns_scrBook">9</text:span><text:span text:style-name="span_.bgt_Paragraph_scrSection_columns_scrBook">Oti kalitira ara kulamiu kiloau kori vathemiu. E boi toke kotida bosi nimiu na eiagna iangeni. </text:span><text:span text:style-name="VerseNumber_.bgt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bgt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bgt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bgt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bgt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bgt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bgt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bgt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bgt_Paragraph_scrSection_columns_scrBook">18</text:span><text:span text:style-name="span_.bgt_Paragraph_scrSection_columns_scrBook">Na komi Rioriso ke Tabu kena velea,</text:span></text:p>
          <text:p text:style-name="Line1_scrSection_columns_scrBook"><text:span text:style-name="span_.bgt_Line1_scrSection_columns_scrBook">“Gi keda vahotha na vahaviragna na komi tinoni kena jino,</text:span></text:p>
          <text:p text:style-name="Line1_scrSection_columns_scrBook"><text:span text:style-name="span_.bgt_Line1_scrSection_columns_scrBook">na hava keda padara arahai kena boi leghua a God mena eia na komi puhi ke dika na?”</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bgt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_scrSection_columns_scrBook">5</text:span><text:span text:style-name="VerseNumber_.bgt_Paragraph_scrSection_columns_scrBook">1</text:span><text:span text:style-name="span_.bgt_Paragraph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bgt_Paragraph_scrSection_columns_scrBook">2</text:span><text:span text:style-name="span_.bgt_Paragraph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bgt_Paragraph_scrSection_columns_scrBook">3</text:span><text:span text:style-name="span_.bgt_Paragraph_scrSection_columns_scrBook">Saghoi hurura arahai koti batura vaghagna ighamu koti vunaghidia, keana oti tateli vanira na puhimiu ke nabagna kedana leghua. </text:span><text:span text:style-name="VerseNumber_.bgt_Paragraph_scrSection_columns_scrBook">4</text:span><text:span text:style-name="span_.bgt_Paragraph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bgt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A God ke sokara pungusira arahai kena tautalunagho,</text:span></text:p>
          <text:p text:style-name="Line1_scrSection_columns_scrBook"><text:span text:style-name="span_.bgt_Line1_scrSection_columns_scrBook">keana imanea ke vatokera arahai kena mono taluleghu.”</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bgt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bgt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in"><draw:text-box fo:min-height="0in"><draw:frame draw:style-name="Graphics0" draw:name="Graphics0" text:anchor-type="paragraph" svg:width="1.54901960784314in" svg:height="1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bgt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bgt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bgt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bgt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bgt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bgt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bgt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ectionHeadMinor_scrSection_columns_scrBook" style:family="paragraph" style:parent-style-name="scrSection_columns_scrBook"/>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fo:line-height="16pt"/>
      <style:text-properties fo:font-size="14pt" style:font-size-complex="14pt"/>
    </style:style>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weight="700" style:font-weight-complex="bolder" fo:font-family="Charis SIL" style:font-name-complex="Charis SIL"/>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Footnote anchor" style:family="text" style:parent-style-name="none">
      <style:text-properties fo:font-style="Italic"/>
    </style:styl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style="italic" fo:font-family="Charis SIL" style:font-name-complex="Charis SIL"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style="italic" fo:font-family="Charis SIL" style:font-name-complex="Charis SIL"/>
    </style:style>
    <style:style style:name="IntroListItem1_scrIntroSection_scrBook" style:family="paragraph" style:parent-style-name="scrIntroSection_scrBook">
      <style:paragraph-properties fo:text-indent="-18pt" fo:margin-left="36pt" fo:line-height="12pt"/>
      <style:text-properties fo:font-family="Charis SIL" style:font-name-complex="Charis SIL" fo:font-size="10pt" style:font-size-complex="10pt"/>
    </style:style>
    <style:style xmlns:style="urn:oasis:names:tc:opendocument:xmlns:style:1.0" style:name="IntroListItem1" style:family="paragraph" style:parent-style-name="none">
      <style:paragraph-properties xmlns:fo="urn:oasis:names:tc:opendocument:xmlns:xsl-fo-compatible:1.0" fo:text-indent="-18pt" fo:margin-left="36pt" fo:line-height="12pt"/>
      <style:text-properties xmlns:fo="urn:oasis:names:tc:opendocument:xmlns:xsl-fo-compatible:1.0" fo:font-family="Charis SIL" style:font-name-complex="Charis SIL" fo:font-size="10pt" style:font-size-complex="10pt"/>
    </style:style>
    <style:style style:name="IntroParagraph_scrIntroSection_scrBook" style:family="paragraph" style:parent-style-name="scrIntroSection_scrBook">
      <style:paragraph-properties fo:text-indent=".2in" fo:margin-left="0pt" fo:line-height="12pt"/>
      <style:text-properties fo:font-family="Charis SIL" style:font-name-complex="Charis SIL" fo:font-size="10pt" style:font-size-complex="10pt"/>
    </style:style>
    <style:style xmlns:style="urn:oasis:names:tc:opendocument:xmlns:style:1.0" style:name="IntroParagraph" style:family="paragraph" style:parent-style-name="none">
      <style:paragraph-properties xmlns:fo="urn:oasis:names:tc:opendocument:xmlns:xsl-fo-compatible:1.0" fo:text-indent=".2in" fo:margin-left="0pt" fo:line-height="12pt"/>
      <style:text-properties xmlns:fo="urn:oasis:names:tc:opendocument:xmlns:xsl-fo-compatible:1.0" fo:font-family="Charis SIL" style:font-name-complex="Charis SIL" fo:font-size="10pt" style:font-size-complex="10pt"/>
    </style:style>
    <style:style style:name="IntroSectionHead_scrIntroSection_scrBook" style:family="paragraph" style:parent-style-name="scrIntroSection_scrBook">
      <style:paragraph-properties fo:text-indent="0pt" fo:margin-left="0pt" fo:margin-top="3pt" fo:margin-bottom="3pt" fo:text-align="justify" fo:line-height="12pt"/>
      <style:text-properties fo:font-weight="700" style:font-weight-complex="700" fo:font-style="normal" fo:font-family="Charis SIL" style:font-name-complex="Charis SIL" fo:font-size="10pt" style:font-size-complex="10pt"/>
    </style:style>
    <style:style xmlns:style="urn:oasis:names:tc:opendocument:xmlns:style:1.0" style:name="IntroSectionHead" style:family="paragraph" style:parent-style-name="none">
      <style:paragraph-properties xmlns:fo="urn:oasis:names:tc:opendocument:xmlns:xsl-fo-compatible:1.0" fo:text-indent="0pt" fo:margin-left="0pt" fo:margin-top="3pt" fo:margin-bottom="3pt" fo:text-align="justify"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Line1_scrSection_columns_scrBook" style:family="paragraph" style:parent-style-name="scrSection_columns_scrBook">
      <style:paragraph-properties fo:text-indent="-18pt" fo:margin-left="18pt" fo:padding-left="0pt" fo:border-bottom="0.5pt solid #ffffff" fo:border-top="0.5pt solid #ffffff" fo:border-left="0.5pt solid #ffffff" fo:border-right="0.5pt solid #ffffff" fo:text-align="justify" fo:line-height="13pt"/>
      <style:text-properties fo:font-family="Charis SIL" style:font-name-complex="Charis SIL" fo:font-size="11pt" style:font-size-complex="11pt"/>
    </style:style>
    <style:style xmlns:style="urn:oasis:names:tc:opendocument:xmlns:style:1.0" style:name="Line1" style:family="paragraph" style:parent-style-name="none">
      <style:paragraph-properties xmlns:fo="urn:oasis:names:tc:opendocument:xmlns:xsl-fo-compatible:1.0" fo:text-indent="-18pt" fo:margin-left="18pt" fo:padding-left="0pt" fo:border-bottom="0.5pt solid #ffffff" fo:border-top="0.5pt solid #ffffff" fo:border-left="0.5pt solid #ffffff" fo:border-right="0.5pt solid #ffffff" fo:text-align="justify" fo:line-height="13pt"/>
      <style:text-properties xmlns:fo="urn:oasis:names:tc:opendocument:xmlns:xsl-fo-compatible:1.0" fo:font-family="Charis SIL" style:font-name-complex="Charis SIL" fo:font-size="11pt" style:font-size-complex="11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NoteGeneralParagraph_Paragraph_scrSection_columns_scrBook" style:family="paragraph" style:parent-style-name="Paragraph_scrSection_columns_scrBook">
      <style:paragraph-properties fo:text-indent="-0.25in" fo:margin-left="0.25in" fo:margin-right="0in" style:auto-text-indent="false" fo:line-height="9pt"/>
      <style:text-properties text:display="prince-footnote" fo:font-family="Charis SIL" style:font-name-complex="Charis SIL" fo:font-size="9pt" style:font-size-complex="9pt"/>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fo:line-height="9pt"/>
      <style:text-properties xmlns:fo="urn:oasis:names:tc:opendocument:xmlns:xsl-fo-compatible:1.0" xmlns:text="urn:oasis:names:tc:opendocument:xmlns:text:1.0" text:display="prince-footnote" fo:font-family="Charis SIL" style:font-name-complex="Charis SIL" fo:font-size="9pt" style:font-size-complex="9pt"/>
    </style:style>
    <style:style style:name="Footnote anchor" style:family="text" style:parent-style-name="none">
      <style:text-properties fo:color="#800080" fo:font-size="8.4pt" style:font-size-complex="8.4pt" style:text-position="super" text:display="prince-footnote" fo:font-family="Charis SIL" style:font-name-complex="Charis SIL"/>
    </style:style>
    <style:style style:name="Footnote Symbol" style:family="text" style:parent-style-name="none">
      <style:text-properties fo:font-weight="700" style:font-weight-complex="700" fo:font-size="6pt" style:font-size-complex="6pt" text:display="prince-footnote" fo:font-family="Charis SIL" style:font-name-complex="Charis SIL"/>
    </style:style>
    <style:style style:name="Paragraph_scrSection_columns_scrBook" style:family="paragraph" style:parent-style-name="scrSection_columns_scrBook">
      <style:paragraph-properties fo:text-indent="12pt" fo:margin-left="0pt" fo:line-height="13pt"/>
      <style:text-properties fo:font-family="Charis SIL" style:font-name-complex="Charis SIL" fo:font-size="11pt" style:font-size-complex="11pt"/>
    </style:style>
    <style:style xmlns:style="urn:oasis:names:tc:opendocument:xmlns:style:1.0" style:name="Paragraph" style:family="paragraph" style:parent-style-name="none">
      <style:paragraph-properties xmlns:fo="urn:oasis:names:tc:opendocument:xmlns:xsl-fo-compatible:1.0" fo:text-indent="12pt" fo:margin-left="0pt" fo:line-height="13pt"/>
      <style:text-properties xmlns:fo="urn:oasis:names:tc:opendocument:xmlns:xsl-fo-compatible:1.0" fo:font-family="Charis SIL" style:font-name-complex="Charis SIL" fo:font-size="11pt" style:font-size-complex="11pt"/>
    </style:style>
    <style:style style:name="ParagraphContinuation_scrSection_columns_scrBook" style:family="paragraph" style:parent-style-name="scrSection_columns_scrBook">
      <style:paragraph-properties fo:text-indent="0pt" fo:margin-left="0pt" fo:line-height="13pt"/>
      <style:text-properties fo:font-family="Charis SIL" style:font-name-complex="Charis SIL" fo:font-size="11pt" style:font-size-complex="11pt"/>
    </style:style>
    <style:style xmlns:style="urn:oasis:names:tc:opendocument:xmlns:style:1.0" style:name="ParagraphContinuation" style:family="paragraph" style:parent-style-name="none">
      <style:paragraph-properties xmlns:fo="urn:oasis:names:tc:opendocument:xmlns:xsl-fo-compatible:1.0" fo:text-indent="0pt" fo:margin-left="0pt" fo:line-height="13pt"/>
      <style:text-properties xmlns:fo="urn:oasis:names:tc:opendocument:xmlns:xsl-fo-compatible:1.0" fo:font-family="Charis SIL" style:font-name-complex="Charis SIL" fo:font-size="11pt" style:font-size-complex="11pt"/>
    </style:style>
    <style:style style:name="Paragraph1_scrSection_columns_scrBook" style:family="paragraph" style:parent-style-name="scrSection_columns_scrBook">
      <style:paragraph-properties fo:margin-left="0pt" fo:line-height="13pt"/>
      <style:text-properties fo:font-family="Charis SIL" style:font-name-complex="Charis SIL" fo:font-size="11pt" style:font-size-complex="11pt"/>
    </style:style>
    <style:style xmlns:style="urn:oasis:names:tc:opendocument:xmlns:style:1.0" style:name="Paragraph1" style:family="paragraph" style:parent-style-name="none">
      <style:paragraph-properties xmlns:fo="urn:oasis:names:tc:opendocument:xmlns:xsl-fo-compatible:1.0" fo:margin-left="0pt" fo:line-height="13pt"/>
      <style:text-properties xmlns:fo="urn:oasis:names:tc:opendocument:xmlns:xsl-fo-compatible:1.0" fo:font-family="Charis SIL" style:font-name-complex="Charis SIL" fo:font-size="11pt" style:font-size-complex="11pt"/>
    </style:style>
    <style:style style:name="parallelpassagereference" style:family="paragraph" style:parent-style-name="none">
      <style:paragraph-properties fo:line-height="13pt"/>
      <style:text-properties fo:font-style="Italic" fo:font-size="11pt" style:font-size-complex="11pt"/>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justify"/>
    </style:style>
    <style:style xmlns:style="urn:oasis:names:tc:opendocument:xmlns:style:1.0" style:name="scrIntroSection" style:family="paragraph" style:parent-style-name="none">
      <style:paragraph-properties xmlns:fo="urn:oasis:names:tc:opendocument:xmlns:xsl-fo-compatible:1.0" fo:text-align="justify"/>
    </style:style>
    <style:style style:name="scrSection_columns_scrBook" style:family="paragraph" style:parent-style-name="columns_scrBook">
      <style:paragraph-properties fo:text-align="justify"/>
    </style:style>
    <style:style xmlns:style="urn:oasis:names:tc:opendocument:xmlns:style:1.0" style:name="scrSection" style:family="paragraph" style:parent-style-name="none">
      <style:paragraph-properties xmlns:fo="urn:oasis:names:tc:opendocument:xmlns:xsl-fo-compatible:1.0" fo:text-align="justify"/>
    </style:style>
    <style:style style:name="SectionHead_scrSection_columns_scrBook" style:family="paragraph" style:parent-style-name="scrSection_columns_scrBook">
      <style:paragraph-properties fo:text-align="center" fo:text-indent="0pt" fo:margin-left="0pt" fo:padding-bottom="0pt" fo:border-bottom="0.5pt solid #ffffff" fo:border-top="0.5pt solid #ffffff" fo:border-left="0.5pt solid #ffffff" fo:border-right="0.5pt solid #ffffff" fo:padding-top="0pt" fo:margin-top="12pt" fo:margin-bottom="6pt" fo:line-height="12pt"/>
      <style:text-properties fo:font-weight="700" style:font-weight-complex="700" fo:font-style="normal" fo:font-family="Charis SIL" style:font-name-complex="Charis SIL" fo:font-size="10pt" style:font-size-complex="10pt"/>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0pt" fo:border-bottom="0.5pt solid #ffffff" fo:border-top="0.5pt solid #ffffff" fo:border-left="0.5pt solid #ffffff" fo:border-right="0.5pt solid #ffffff" fo:padding-top="0pt" fo:margin-top="12pt" fo:margin-bottom="6pt" fo:line-height="12pt"/>
      <style:text-properties xmlns:fo="urn:oasis:names:tc:opendocument:xmlns:xsl-fo-compatible:1.0" fo:font-weight="700" style:font-weight-complex="700" fo:font-style="normal" fo:font-family="Charis SIL" style:font-name-complex="Charis SIL" fo:font-size="10pt" style:font-size-complex="10pt"/>
    </style:style>
    <style:style style:name="SectionHeadMajor" style:family="paragraph" style:parent-style-name="none">
      <style:paragraph-properties fo:text-align="center" fo:text-indent="0pt" fo:margin-left="0pt" fo:margin-top="8pt" fo:line-height="13pt"/>
      <style:text-properties fo:font-weight="700" style:font-weight-complex="700" fo:font-style="normal" fo:font-family="Charis SIL" style:font-name-complex="Charis SIL" fo:font-size="11pt" style:font-size-complex="11pt"/>
    </style:style>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span" style:family="paragraph" style:parent-style-name="none"/>
    <style:style style:name="TitleMain_scrBook" style:family="paragraph" style:parent-style-name="scrBook">
      <style:paragraph-properties fo:text-align="center" fo:text-indent="0pt" fo:margin-left="0pt" fo:padding-bottom="12pt" fo:border-bottom="0.5pt solid #ffffff" fo:border-top="0.5pt solid #ffffff" fo:border-left="0.5pt solid #ffffff" fo:border-right="0.5pt solid #ffffff" fo:padding-top="36pt" fo:line-height="24pt"/>
      <style:text-properties fo:font-weight="700" style:font-weight-complex="700" fo:font-style="normal" fo:font-family="Charis SIL" style:font-name-complex="Charis SIL" fo:font-size="20pt" style:font-size-complex="20pt"/>
    </style:style>
    <style:style xmlns:style="urn:oasis:names:tc:opendocument:xmlns:style:1.0" style:name="TitleMain" style:family="paragraph" style:parent-style-name="none">
      <style:paragraph-properties xmlns:fo="urn:oasis:names:tc:opendocument:xmlns:xsl-fo-compatible:1.0" fo:text-align="center" fo:text-indent="0pt" fo:margin-left="0pt" fo:padding-bottom="12pt" fo:border-bottom="0.5pt solid #ffffff" fo:border-top="0.5pt solid #ffffff" fo:border-left="0.5pt solid #ffffff" fo:border-right="0.5pt solid #ffffff" fo:padding-top="36pt" fo:line-height="24pt"/>
      <style:text-properties xmlns:fo="urn:oasis:names:tc:opendocument:xmlns:xsl-fo-compatible:1.0" fo:font-weight="700" style:font-weight-complex="700" fo:font-style="normal" fo:font-family="Charis SIL" style:font-name-complex="Charis SIL" fo:font-size="20pt" style:font-size-complex="20pt"/>
    </style:style>
    <style:style style:name="TitleSecondary_.bgt_TitleMain_scrBook" style:family="paragraph" style:parent-style-name="TitleMain_scrBook">
      <style:text-properties text:display="block" fo:language="none" fo:country="none"/>
    </style:style>
    <style:style xmlns:style="urn:oasis:names:tc:opendocument:xmlns:style:1.0" style:name="TitleSecondary" style:family="paragraph" style:parent-style-name="none">
      <style:text-properties xmlns:text="urn:oasis:names:tc:opendocument:xmlns:text:1.0" text:display="block"/>
    </style:style>
    <style:style xmlns:style="urn:oasis:names:tc:opendocument:xmlns:style:1.0" style:name="VerseNumber_.bgt_Paragraph1_scrSection_columns_scrBook" style:family="text" style:parent-style-name="Paragraph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_scrSection_columns_scrBook" style:family="text" style:parent-style-name="Paragraph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Line1_scrSection_columns_scrBook" style:family="text" style:parent-style-name="Line1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_.bgt_ParagraphContinuation_scrSection_columns_scrBook" style:family="text" style:parent-style-name="ParagraphContinuation_scrSection_columns_scrBook">
      <style:text-properties xmlns:fo="urn:oasis:names:tc:opendocument:xmlns:xsl-fo-compatible:1.0" style:text-position="super" fo:font-family="Charis SIL" style:font-name-complex="Charis SIL" fo:font-size="8.4pt" style:font-size-complex="8.4pt" fo:language="none" fo:country="none"/>
    </style:style>
    <style:style xmlns:style="urn:oasis:names:tc:opendocument:xmlns:style:1.0" style:name="VerseNumber" style:family="paragraph" style:parent-style-name="none">
      <style:paragraph-properties xmlns:fo="urn:oasis:names:tc:opendocument:xmlns:xsl-fo-compatible:1.0" style:vertical-align="top" fo:text-indent="0pt" fo:margin-left="0pt"/>
      <style:text-properties xmlns:fo="urn:oasis:names:tc:opendocument:xmlns:xsl-fo-compatible:1.0" style:text-position="super" fo:font-family="Charis SIL" style:font-name-complex="Charis SIL" fo:font-size="8.4pt" style:font-size-complex="8.4pt"/>
    </style:style>
    <style:style xmlns:style="urn:oasis:names:tc:opendocument:xmlns:style:1.0" style:name="VerseNumber1_.bgt_Paragraph1_scrSection_columns_scrBook" style:family="text" style:parent-style-name="Paragraph1_scrSection_columns_scrBook">
      <style:text-properties xmlns:fo="urn:oasis:names:tc:opendocument:xmlns:xsl-fo-compatible:1.0" xmlns:text="urn:oasis:names:tc:opendocument:xmlns:text:1.0" text:display="true" fo:language="none" fo:country="none"/>
    </style:style>
    <style:style xmlns:style="urn:oasis:names:tc:opendocument:xmlns:style:1.0" style:name="VerseNumber1" style:family="paragraph" style:parent-style-name="none">
      <style:text-properties xmlns:text="urn:oasis:names:tc:opendocument:xmlns:text:1.0" text:display="true"/>
    </style:style>
    <style:style style:name="columns_scrBook" style:family="paragraph" style:parent-style-name="scrBook"/>
    <style:style xmlns:style="urn:oasis:names:tc:opendocument:xmlns:style:1.0"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_Paragraph_scrSection_columns_scrBook" style:family="paragraph" style:parent-style-name="Paragraph_scrSection_columns_scrBook">
      <style:paragraph-properties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float="top" fo:margin-top="0pt" fo:margin-right="3.75pt" fo:margin-bottom="3.75pt" fo:margin-left="0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00000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aa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first,),&quot; &quot;,string,(,chapter,first,),&quot; � &quot;,string,(,chapter,last,)"/>
    </style:style>
    <style:style style:name="AllHeaderPageRight" style:family="text">
      <style:text-properties content=""/>
    </style:style>
    <style:style style:name="AllFooterPageLeft" style:family="text">
      <style:text-properties content=""/>
    </style:style>
    <style:style style:name="AllFooterPageNumber" style:family="text">
      <style:text-properties content="counter,(,page,)"/>
    </style:style>
    <style:style style:name="AllFooterPageRight" style:family="text">
      <style:text-properties content=""/>
    </style:style>
    <style:page-layout style:name="pm1">
      <style:page-layout-properties>
        <style:footnote-sep style:width="0.5pt" style:line-style="solid" style:color="#000000" style:distance-before-sep="4pt" style:distance-after-sep="4pt" style:adjustment="centre" style:rel-width="100%"/>
      </style:page-layout-properties>
      <style:header-style/>
      <style:footer-style/>
    </style:page-layout>
    <style:page-layout style:name="pm2">
      <style:page-layout-properties fo:page-width="21cm" fo:page-height="29.7cm" style:num-format="1" style:print-orientation="portrait" fo:margin-top="1.5cm" fo:margin-right="1.85cm" fo:margin-bottom="1.5cm" fo:margin-left="1.8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21cm" fo:page-height="29.7cm" style:num-format="1" style:print-orientation="portrait" fo:margin-top="1.5cm" fo:margin-right="1.85cm" fo:margin-bottom="1.5cm" fo:margin-left="1.8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XHTML" style:page-layout-name="pm2">
      <style:header>
        <text:p text:style-name="Header">
          <text:span text:style-name="AllHeaderPageLeft"/>
          <text:tab/>
          <text:span text:style-name="AllHeaderPageNumber">
            <text:chapter text:display="name" text:outline-level="9"/>
            <text:chapter text:display="name" text:outline-level="10"/>
          </text:span>
          <text:tab/>
          <text:span text:style-name="AllHeaderPageRight"/>
        </text:p>
      </style:header>
      <style:footer>
        <text:p text:style-name="Footer">
          <text:span text:style-name="AllFooterPageLeft"/>
          <text:tab/>
          <text:span text:style-name="AllFooterPageNumber">
            <text:page-number text:select-page="current">4</text:page-number>
          </text:span>
          <text:tab/>
          <text:span text:style-name="AllFooterPageRight"/>
        </text:p>
      </style:footer>
    </style:master-page>
    <style:master-page style:name="First_20_Page" style:display-name="First Page" style:page-layout-name="pm3" style:next-style-name="XHTML">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3:29</meta:creation-date>
    <dc:creator>sudyk</dc:creator>
    <dc:date>2010-10-13T19:33:29</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 SVN\PublishingSolution\Test\PsExport\TestFiles\Output\T2\1pe"
Const IsPreview = "False"

'Changed On Oct-04-2010 for TD-1616(PDF Output should not be shown while creating preview).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